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89cm" fo:min-width="0cm"/>
    </style:style>
    <style:style style:name="gr2" style:family="graphic" style:parent-style-name="standard">
      <style:graphic-properties draw:textarea-vertical-align="middle" draw:fit-to-size="true"/>
    </style:style>
    <style:style style:name="gr3" style:family="graphic" style:parent-style-name="standard">
      <style:graphic-properties draw:fill-color="#ff0000" draw:textarea-vertical-align="middle" draw:fit-to-size="tru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0000"/>
      <style:paragraph-properties fo:text-align="center"/>
    </style:style>
    <style:style style:name="T1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.1cm" svg:height="5.639cm" svg:x="1cm" svg:y="1cm">
          <draw:text-box>
            <text:p text:style-name="P1"><text:span text:style-name="T1">Écriture du scénario de la rue Lanoy (Somain)</text:span></text:p>
            <text:p><text:span text:style-name="T2"/></text:p>
            <text:p><text:span text:style-name="T2">Pour écrire ce scénario, il y a des incontournables :</text:span></text:p>
            <text:p><text:span text:style-name="T2">Des informations captées (en rouge)</text:span></text:p>
            <text:p><text:span text:style-name="T2">Des actions à effectuer (en bleu)</text:span></text:p>
            <text:p><text:span text:style-name="T2">Organise ton scénario en ordonnant les différentes étiquettes. Tu peux en créer de nouvelles en respectant les couleurs :</text:span></text:p>
            <text:p><text:span text:style-name="T3">rouge :</text:span><text:span text:style-name="T2"> information captée</text:span></text:p>
            <text:p><text:span text:style-name="T4">Bleu :</text:span><text:span text:style-name="T2"> action à effectuer</text:span></text:p>
            <text:p><text:span text:style-name="T2"/></text:p>
            <text:p><text:span text:style-name="T2">Indique également le capteur à utiliser pour détecter l'information souhaitée</text:span></text:p>
          </draw:text-box>
        </draw:frame>
        <draw:rect draw:style-name="gr2" draw:text-style-name="P1" draw:layer="layout" svg:width="5cm" svg:height="0.6cm" svg:x="14.4cm" svg:y="17.2cm">
          <text:p text:style-name="P1">Allumer candélabre 1 à 100%</text:p>
        </draw:rect>
        <draw:rect draw:style-name="gr2" draw:text-style-name="P1" draw:layer="layout" svg:width="5cm" svg:height="0.6cm" svg:x="14.4cm" svg:y="18cm">
          <text:p text:style-name="P1">Allumer candélabre 2 à 100%</text:p>
        </draw:rect>
        <draw:rect draw:style-name="gr2" draw:text-style-name="P1" draw:layer="layout" svg:width="5cm" svg:height="0.6cm" svg:x="14.4cm" svg:y="18.9cm">
          <text:p text:style-name="P1">Allumer candélabre 3 à 100%</text:p>
        </draw:rect>
        <draw:rect draw:style-name="gr2" draw:text-style-name="P1" draw:layer="layout" svg:width="5cm" svg:height="0.6cm" svg:x="14.4cm" svg:y="19.9cm">
          <text:p text:style-name="P1">Allumer candélabre 4 à 100%</text:p>
        </draw:rect>
        <draw:rect draw:style-name="gr2" draw:text-style-name="P1" draw:layer="layout" svg:width="5cm" svg:height="0.6cm" svg:x="14.4cm" svg:y="20.8cm">
          <text:p text:style-name="P1">Allumer candélabre 5 à 100%</text:p>
        </draw:rect>
        <draw:rect draw:style-name="gr2" draw:text-style-name="P1" draw:layer="layout" svg:width="5cm" svg:height="0.6cm" svg:x="14.4cm" svg:y="12cm">
          <text:p text:style-name="P1">Allumer candélabre 1 à 50%</text:p>
        </draw:rect>
        <draw:rect draw:style-name="gr2" draw:text-style-name="P1" draw:layer="layout" svg:width="5cm" svg:height="0.6cm" svg:x="14.4cm" svg:y="12.8cm">
          <text:p text:style-name="P1">Allumer candélabre 2 à 50%</text:p>
        </draw:rect>
        <draw:rect draw:style-name="gr2" draw:text-style-name="P1" draw:layer="layout" svg:width="5cm" svg:height="0.6cm" svg:x="14.4cm" svg:y="13.7cm">
          <text:p text:style-name="P1">Allumer candélabre 3 à 50%</text:p>
        </draw:rect>
        <draw:rect draw:style-name="gr2" draw:text-style-name="P1" draw:layer="layout" svg:width="5cm" svg:height="0.6cm" svg:x="14.4cm" svg:y="14.7cm">
          <text:p text:style-name="P1">Allumer candélabre 4 à 50%</text:p>
        </draw:rect>
        <draw:rect draw:style-name="gr2" draw:text-style-name="P1" draw:layer="layout" svg:width="5cm" svg:height="0.6cm" svg:x="14.4cm" svg:y="15.6cm">
          <text:p text:style-name="P1">Allumer candélabre 5 à 50%</text:p>
        </draw:rect>
        <draw:rect draw:style-name="gr3" draw:text-style-name="P3" draw:layer="layout" svg:width="3.1cm" svg:height="0.6cm" svg:x="2.2cm" svg:y="11.6cm">
          <text:p text:style-name="P1">SI il fait jour</text:p>
        </draw:rect>
        <draw:rect draw:style-name="gr2" draw:text-style-name="P1" draw:layer="layout" svg:width="5cm" svg:height="0.6cm" svg:x="14.4cm" svg:y="17.2cm">
          <text:p text:style-name="P1">Allumer candélabre 1 à 100%</text:p>
        </draw:rect>
        <draw:rect draw:style-name="gr3" draw:text-style-name="P3" draw:layer="layout" svg:width="3.1cm" svg:height="0.6cm" svg:x="2.2cm" svg:y="12.6cm">
          <text:p text:style-name="P1">SI il fait nuit</text:p>
        </draw:rect>
        <draw:rect draw:style-name="gr3" draw:text-style-name="P3" draw:layer="layout" svg:width="3.1cm" svg:height="0.6cm" svg:x="2.2cm" svg:y="9.6cm">
          <text:p text:style-name="P1">SI une voiture détectée</text:p>
        </draw:rect>
        <draw:rect draw:style-name="gr3" draw:text-style-name="P3" draw:layer="layout" svg:width="3.1cm" svg:height="0.6cm" svg:x="2.2cm" svg:y="8.5cm">
          <text:p text:style-name="P1">SI un piéton détecté</text:p>
        </draw:rect>
        <draw:rect draw:style-name="gr2" draw:text-style-name="P1" draw:layer="layout" svg:width="5cm" svg:height="0.6cm" svg:x="14.4cm" svg:y="7.7cm">
          <text:p text:style-name="P1">Éteindre candélabre 1 </text:p>
        </draw:rect>
        <draw:rect draw:style-name="gr2" draw:text-style-name="P1" draw:layer="layout" svg:width="5cm" svg:height="0.6cm" svg:x="14.4cm" svg:y="8.5cm">
          <text:p text:style-name="P1">Éteindre candélabre 2 </text:p>
        </draw:rect>
        <draw:rect draw:style-name="gr2" draw:text-style-name="P1" draw:layer="layout" svg:width="5cm" svg:height="0.6cm" svg:x="14.4cm" svg:y="9.3cm">
          <text:p text:style-name="P1">Éteindre candélabre 3 </text:p>
        </draw:rect>
        <draw:rect draw:style-name="gr2" draw:text-style-name="P1" draw:layer="layout" svg:width="5cm" svg:height="0.6cm" svg:x="14.4cm" svg:y="10.1cm">
          <text:p text:style-name="P1">Éteindre candélabre 4 </text:p>
        </draw:rect>
        <draw:rect draw:style-name="gr2" draw:text-style-name="P1" draw:layer="layout" svg:width="5cm" svg:height="0.6cm" svg:x="14.4cm" svg:y="10.9cm">
          <text:p text:style-name="P1">Éteindre candélabre 5 </text:p>
        </draw:rect>
        <draw:rect draw:style-name="gr3" draw:text-style-name="P3" draw:layer="layout" svg:width="3.1cm" svg:height="0.6cm" svg:x="2.2cm" svg:y="7.6cm">
          <text:p text:style-name="P1">SI pas de piéton détecté </text:p>
        </draw:rect>
        <draw:rect draw:style-name="gr3" draw:text-style-name="P3" draw:layer="layout" svg:width="3.1cm" svg:height="0.6cm" svg:x="2.2cm" svg:y="10.6cm">
          <text:p text:style-name="P1">SI pas voiture détectée</text:p>
        </draw:rect>
        <draw:rect draw:style-name="gr3" draw:text-style-name="P3" draw:layer="layout" svg:width="3.1cm" svg:height="0.6cm" svg:x="2.2cm" svg:y="13.7cm">
          <text:p text:style-name="P1">SI début soiré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6:58:05.09</meta:creation-date>
    <dc:date>2017-11-12T13:04:13.429000000</dc:date>
    <meta:editing-duration>PT30M35S</meta:editing-duration>
    <meta:editing-cycles>4</meta:editing-cycles>
    <meta:generator>LibreOffice/5.2.6.2$Windows_X86_64 LibreOffice_project/a3100ed2409ebf1c212f5048fbe377c281438fdc</meta:generator>
    <meta:document-statistic meta:object-count="24"/>
  </office:meta>
</office:document-meta>
</file>